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ce2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<text:s/>parDiff</text:p>
          </table:table-cell>
          <table:table-cell table:style-name="ce1" office:value-type="string" calcext:value-type="string">
            <text:p><text:s/>parTime</text:p>
          </table:table-cell>
          <table:table-cell table:style-name="ce1" office:value-type="string" calcext:value-type="string">
            <text:p><text:s/>seqDiff</text:p>
          </table:table-cell>
          <table:table-cell table:style-name="ce1" office:value-type="string" calcext:value-type="string">
            <text:p><text:s/>seqTime</text:p>
          </table:table-cell>
          <table:table-cell table:style-name="ce1" table:number-columns-repeated="3"/>
          <table:table-cell table:style-name="ce1" office:value-type="string" calcext:value-type="string">
            <text:p><text:s/>parDiff</text:p>
          </table:table-cell>
          <table:table-cell table:style-name="ce1" office:value-type="string" calcext:value-type="string">
            <text:p><text:s/>parTime</text:p>
          </table:table-cell>
          <table:table-cell table:style-name="ce1" office:value-type="string" calcext:value-type="string">
            <text:p><text:s/>seqDiff</text:p>
          </table:table-cell>
          <table:table-cell table:style-name="ce1" office:value-type="string" calcext:value-type="string">
            <text:p><text:s/>seqTime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7.26986219198538" calcext:value-type="float">
            <text:p>7,27</text:p>
          </table:table-cell>
          <table:table-cell office:value-type="float" office:value="0.126" calcext:value-type="float">
            <text:p>0,126</text:p>
          </table:table-cell>
          <table:table-cell office:value-type="float" office:value="7.12732490027564" calcext:value-type="float">
            <text:p>7,13</text:p>
          </table:table-cell>
          <table:table-cell office:value-type="float" office:value="0.036" calcext:value-type="float">
            <text:p>0,036</text:p>
          </table:table-cell>
          <table:table-cell table:number-columns-repeated="2"/>
          <table:table-cell table:style-name="ce1" office:value-type="string" calcext:value-type="string">
            <text:p>media</text:p>
          </table:table-cell>
          <table:table-cell table:style-name="ce2" table:formula="of:=AVERAGE([.B2:.B62])" office:value-type="float" office:value="22.0339450446422" calcext:value-type="float">
            <text:p>22,03</text:p>
          </table:table-cell>
          <table:table-cell table:style-name="ce2" table:formula="of:=AVERAGE([.C2:.C62])" office:value-type="float" office:value="0.215918032786885" calcext:value-type="float">
            <text:p>0,22</text:p>
          </table:table-cell>
          <table:table-cell table:style-name="ce2" table:formula="of:=AVERAGE([.D2:.D62])" office:value-type="float" office:value="24.8845488385218" calcext:value-type="float">
            <text:p>24,88</text:p>
          </table:table-cell>
          <table:table-cell table:style-name="ce2" table:formula="of:=AVERAGE([.E2:.E62])" office:value-type="float" office:value="0.385852459016393" calcext:value-type="float">
            <text:p>0,39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1.4182947796226" calcext:value-type="float">
            <text:p>11,42</text:p>
          </table:table-cell>
          <table:table-cell office:value-type="float" office:value="0.011" calcext:value-type="float">
            <text:p>0,011</text:p>
          </table:table-cell>
          <table:table-cell office:value-type="float" office:value="21.7336410321736" calcext:value-type="float">
            <text:p>21,73</text:p>
          </table:table-cell>
          <table:table-cell office:value-type="float" office:value="0.019" calcext:value-type="float">
            <text:p>0,019</text:p>
          </table:table-cell>
          <table:table-cell table:number-columns-repeated="2"/>
          <table:table-cell table:style-name="ce1" office:value-type="string" calcext:value-type="string">
            <text:p>dev std</text:p>
          </table:table-cell>
          <table:table-cell table:style-name="ce2" table:formula="of:=STDEV([.B3:.B63])" office:value-type="float" office:value="7.52199409298587" calcext:value-type="float">
            <text:p>7,52</text:p>
          </table:table-cell>
          <table:table-cell table:style-name="ce2" table:formula="of:=STDEV([.C3:.C63])" office:value-type="float" office:value="0.26335709415079" calcext:value-type="float">
            <text:p>0,26</text:p>
          </table:table-cell>
          <table:table-cell table:style-name="ce2" table:formula="of:=STDEV([.D3:.D63])" office:value-type="float" office:value="7.73816980966154" calcext:value-type="float">
            <text:p>7,74</text:p>
          </table:table-cell>
          <table:table-cell table:style-name="ce2" table:formula="of:=STDEV([.E3:.E63])" office:value-type="float" office:value="0.497466411153546" calcext:value-type="float">
            <text:p>0,5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0.2428147141983" calcext:value-type="float">
            <text:p>20,24</text:p>
          </table:table-cell>
          <table:table-cell office:value-type="float" office:value="0.009" calcext:value-type="float">
            <text:p>0,009</text:p>
          </table:table-cell>
          <table:table-cell office:value-type="float" office:value="34.1242441431598" calcext:value-type="float">
            <text:p>34,12</text:p>
          </table:table-cell>
          <table:table-cell office:value-type="float" office:value="0.008" calcext:value-type="float">
            <text:p>0,0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27.197469849186" calcext:value-type="float">
            <text:p>27,20</text:p>
          </table:table-cell>
          <table:table-cell office:value-type="float" office:value="0.004" calcext:value-type="float">
            <text:p>0,004</text:p>
          </table:table-cell>
          <table:table-cell office:value-type="float" office:value="41.1638880814859" calcext:value-type="float">
            <text:p>41,16</text:p>
          </table:table-cell>
          <table:table-cell office:value-type="float" office:value="0.007" calcext:value-type="float">
            <text:p>0,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3.6845397322768" calcext:value-type="float">
            <text:p>13,68</text:p>
          </table:table-cell>
          <table:table-cell office:value-type="float" office:value="0.036" calcext:value-type="float">
            <text:p>0,036</text:p>
          </table:table-cell>
          <table:table-cell office:value-type="float" office:value="12.6224186059557" calcext:value-type="float">
            <text:p>12,62</text:p>
          </table:table-cell>
          <table:table-cell office:value-type="float" office:value="0.014" calcext:value-type="float">
            <text:p>0,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6.3192468623973" calcext:value-type="float">
            <text:p>16,32</text:p>
          </table:table-cell>
          <table:table-cell office:value-type="float" office:value="0.01" calcext:value-type="float">
            <text:p>0,01</text:p>
          </table:table-cell>
          <table:table-cell office:value-type="float" office:value="21.543852292803" calcext:value-type="float">
            <text:p>21,54</text:p>
          </table:table-cell>
          <table:table-cell office:value-type="float" office:value="0.014" calcext:value-type="float">
            <text:p>0,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14.6541850178135" calcext:value-type="float">
            <text:p>14,65</text:p>
          </table:table-cell>
          <table:table-cell office:value-type="float" office:value="0.01" calcext:value-type="float">
            <text:p>0,01</text:p>
          </table:table-cell>
          <table:table-cell office:value-type="float" office:value="15.612803959726" calcext:value-type="float">
            <text:p>15,61</text:p>
          </table:table-cell>
          <table:table-cell office:value-type="float" office:value="0.011" calcext:value-type="float">
            <text:p>0,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8.88321626767224" calcext:value-type="float">
            <text:p>8,88</text:p>
          </table:table-cell>
          <table:table-cell office:value-type="float" office:value="0.029" calcext:value-type="float">
            <text:p>0,029</text:p>
          </table:table-cell>
          <table:table-cell office:value-type="float" office:value="9.0915196575132" calcext:value-type="float">
            <text:p>9,09</text:p>
          </table:table-cell>
          <table:table-cell office:value-type="float" office:value="0.124" calcext:value-type="float">
            <text:p>0,1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1.7394300160748" calcext:value-type="float">
            <text:p>11,74</text:p>
          </table:table-cell>
          <table:table-cell office:value-type="float" office:value="0.018" calcext:value-type="float">
            <text:p>0,018</text:p>
          </table:table-cell>
          <table:table-cell office:value-type="float" office:value="7.78842287244255" calcext:value-type="float">
            <text:p>7,79</text:p>
          </table:table-cell>
          <table:table-cell office:value-type="float" office:value="0.085" calcext:value-type="float">
            <text:p>0,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7.0028953854398" calcext:value-type="float">
            <text:p>17,00</text:p>
          </table:table-cell>
          <table:table-cell office:value-type="float" office:value="0.017" calcext:value-type="float">
            <text:p>0,017</text:p>
          </table:table-cell>
          <table:table-cell office:value-type="float" office:value="22.8295368816197" calcext:value-type="float">
            <text:p>22,83</text:p>
          </table:table-cell>
          <table:table-cell office:value-type="float" office:value="0.039" calcext:value-type="float">
            <text:p>0,0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4.5310366007474" calcext:value-type="float">
            <text:p>14,53</text:p>
          </table:table-cell>
          <table:table-cell office:value-type="float" office:value="0.017" calcext:value-type="float">
            <text:p>0,017</text:p>
          </table:table-cell>
          <table:table-cell office:value-type="float" office:value="31.3938800755295" calcext:value-type="float">
            <text:p>31,39</text:p>
          </table:table-cell>
          <table:table-cell office:value-type="float" office:value="0.029" calcext:value-type="float">
            <text:p>0,0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9.67949968751589" calcext:value-type="float">
            <text:p>9,68</text:p>
          </table:table-cell>
          <table:table-cell office:value-type="float" office:value="0.013" calcext:value-type="float">
            <text:p>0,013</text:p>
          </table:table-cell>
          <table:table-cell office:value-type="float" office:value="10.4792587351175" calcext:value-type="float">
            <text:p>10,48</text:p>
          </table:table-cell>
          <table:table-cell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0.3604778609474" calcext:value-type="float">
            <text:p>10,36</text:p>
          </table:table-cell>
          <table:table-cell office:value-type="float" office:value="0.017" calcext:value-type="float">
            <text:p>0,017</text:p>
          </table:table-cell>
          <table:table-cell office:value-type="float" office:value="11.181166462367" calcext:value-type="float">
            <text:p>11,18</text:p>
          </table:table-cell>
          <table:table-cell office:value-type="float" office:value="0.018" calcext:value-type="float">
            <text:p>0,0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3.4397034337407" calcext:value-type="float">
            <text:p>13,44</text:p>
          </table:table-cell>
          <table:table-cell office:value-type="float" office:value="0.01" calcext:value-type="float">
            <text:p>0,01</text:p>
          </table:table-cell>
          <table:table-cell office:value-type="float" office:value="12.9468896779771" calcext:value-type="float">
            <text:p>12,95</text:p>
          </table:table-cell>
          <table:table-cell office:value-type="float" office:value="0.015" calcext:value-type="float">
            <text:p>0,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3.088532016921" calcext:value-type="float">
            <text:p>13,09</text:p>
          </table:table-cell>
          <table:table-cell office:value-type="float" office:value="0.011" calcext:value-type="float">
            <text:p>0,011</text:p>
          </table:table-cell>
          <table:table-cell office:value-type="float" office:value="13.6733318930556" calcext:value-type="float">
            <text:p>13,67</text:p>
          </table:table-cell>
          <table:table-cell office:value-type="float" office:value="0.015" calcext:value-type="float">
            <text:p>0,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4.6747140503906" calcext:value-type="float">
            <text:p>14,67</text:p>
          </table:table-cell>
          <table:table-cell office:value-type="float" office:value="0.024" calcext:value-type="float">
            <text:p>0,024</text:p>
          </table:table-cell>
          <table:table-cell office:value-type="float" office:value="21.0639130128353" calcext:value-type="float">
            <text:p>21,06</text:p>
          </table:table-cell>
          <table:table-cell office:value-type="float" office:value="0.068" calcext:value-type="float">
            <text:p>0,0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33.6772819324091" calcext:value-type="float">
            <text:p>33,68</text:p>
          </table:table-cell>
          <table:table-cell office:value-type="float" office:value="0.027" calcext:value-type="float">
            <text:p>0,027</text:p>
          </table:table-cell>
          <table:table-cell office:value-type="float" office:value="35.0025969973621" calcext:value-type="float">
            <text:p>35,00</text:p>
          </table:table-cell>
          <table:table-cell office:value-type="float" office:value="0.036" calcext:value-type="float">
            <text:p>0,0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28.9225993917559" calcext:value-type="float">
            <text:p>28,92</text:p>
          </table:table-cell>
          <table:table-cell office:value-type="float" office:value="0.027" calcext:value-type="float">
            <text:p>0,027</text:p>
          </table:table-cell>
          <table:table-cell office:value-type="float" office:value="30.2682878172714" calcext:value-type="float">
            <text:p>30,27</text:p>
          </table:table-cell>
          <table:table-cell office:value-type="float" office:value="0.034" calcext:value-type="float">
            <text:p>0,0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5.6780687049634" calcext:value-type="float">
            <text:p>15,68</text:p>
          </table:table-cell>
          <table:table-cell office:value-type="float" office:value="0.037" calcext:value-type="float">
            <text:p>0,037</text:p>
          </table:table-cell>
          <table:table-cell office:value-type="float" office:value="12.4607601732884" calcext:value-type="float">
            <text:p>12,46</text:p>
          </table:table-cell>
          <table:table-cell office:value-type="float" office:value="0.086" calcext:value-type="float">
            <text:p>0,0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24.5911271631413" calcext:value-type="float">
            <text:p>24,59</text:p>
          </table:table-cell>
          <table:table-cell office:value-type="float" office:value="0.036" calcext:value-type="float">
            <text:p>0,036</text:p>
          </table:table-cell>
          <table:table-cell office:value-type="float" office:value="29.2238392594198" calcext:value-type="float">
            <text:p>29,22</text:p>
          </table:table-cell>
          <table:table-cell office:value-type="float" office:value="0.072" calcext:value-type="float">
            <text:p>0,0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7.2599934352674" calcext:value-type="float">
            <text:p>17,26</text:p>
          </table:table-cell>
          <table:table-cell office:value-type="float" office:value="0.045" calcext:value-type="float">
            <text:p>0,045</text:p>
          </table:table-cell>
          <table:table-cell office:value-type="float" office:value="25.6522635624138" calcext:value-type="float">
            <text:p>25,65</text:p>
          </table:table-cell>
          <table:table-cell office:value-type="float" office:value="0.069" calcext:value-type="float">
            <text:p>0,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8.72741225927479" calcext:value-type="float">
            <text:p>8,73</text:p>
          </table:table-cell>
          <table:table-cell office:value-type="float" office:value="0.034" calcext:value-type="float">
            <text:p>0,034</text:p>
          </table:table-cell>
          <table:table-cell office:value-type="float" office:value="16.1291591947388" calcext:value-type="float">
            <text:p>16,13</text:p>
          </table:table-cell>
          <table:table-cell office:value-type="float" office:value="0.044" calcext:value-type="float">
            <text:p>0,0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15.6784414812583" calcext:value-type="float">
            <text:p>15,68</text:p>
          </table:table-cell>
          <table:table-cell office:value-type="float" office:value="0.034" calcext:value-type="float">
            <text:p>0,034</text:p>
          </table:table-cell>
          <table:table-cell office:value-type="float" office:value="15.4868298068319" calcext:value-type="float">
            <text:p>15,49</text:p>
          </table:table-cell>
          <table:table-cell office:value-type="float" office:value="0.044" calcext:value-type="float">
            <text:p>0,0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9.7869864534811" calcext:value-type="float">
            <text:p>19,79</text:p>
          </table:table-cell>
          <table:table-cell office:value-type="float" office:value="0.035" calcext:value-type="float">
            <text:p>0,035</text:p>
          </table:table-cell>
          <table:table-cell office:value-type="float" office:value="23.5950200976045" calcext:value-type="float">
            <text:p>23,60</text:p>
          </table:table-cell>
          <table:table-cell office:value-type="float" office:value="0.078" calcext:value-type="float">
            <text:p>0,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19.2327159332622" calcext:value-type="float">
            <text:p>19,23</text:p>
          </table:table-cell>
          <table:table-cell office:value-type="float" office:value="0.034" calcext:value-type="float">
            <text:p>0,034</text:p>
          </table:table-cell>
          <table:table-cell office:value-type="float" office:value="19.9464736673248" calcext:value-type="float">
            <text:p>19,95</text:p>
          </table:table-cell>
          <table:table-cell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26.5387670939333" calcext:value-type="float">
            <text:p>26,54</text:p>
          </table:table-cell>
          <table:table-cell office:value-type="float" office:value="0.038" calcext:value-type="float">
            <text:p>0,038</text:p>
          </table:table-cell>
          <table:table-cell office:value-type="float" office:value="27.5275043657784" calcext:value-type="float">
            <text:p>27,53</text:p>
          </table:table-cell>
          <table:table-cell office:value-type="float" office:value="0.045" calcext:value-type="float">
            <text:p>0,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28.1114562687567" calcext:value-type="float">
            <text:p>28,11</text:p>
          </table:table-cell>
          <table:table-cell office:value-type="float" office:value="0.04" calcext:value-type="float">
            <text:p>0,04</text:p>
          </table:table-cell>
          <table:table-cell office:value-type="float" office:value="28.3771172426095" calcext:value-type="float">
            <text:p>28,38</text:p>
          </table:table-cell>
          <table:table-cell office:value-type="float" office:value="0.047" calcext:value-type="float">
            <text:p>0,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23.0065745151333" calcext:value-type="float">
            <text:p>23,01</text:p>
          </table:table-cell>
          <table:table-cell office:value-type="float" office:value="0.054" calcext:value-type="float">
            <text:p>0,054</text:p>
          </table:table-cell>
          <table:table-cell office:value-type="float" office:value="21.6724201759452" calcext:value-type="float">
            <text:p>21,67</text:p>
          </table:table-cell>
          <table:table-cell office:value-type="float" office:value="0.085" calcext:value-type="float">
            <text:p>0,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18.4283315523316" calcext:value-type="float">
            <text:p>18,43</text:p>
          </table:table-cell>
          <table:table-cell office:value-type="float" office:value="0.073" calcext:value-type="float">
            <text:p>0,073</text:p>
          </table:table-cell>
          <table:table-cell office:value-type="float" office:value="25.2014632805856" calcext:value-type="float">
            <text:p>25,20</text:p>
          </table:table-cell>
          <table:table-cell office:value-type="float" office:value="0.101" calcext:value-type="float">
            <text:p>0,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3</text:p>
          </table:table-cell>
          <table:table-cell office:value-type="float" office:value="11.8159235659564" calcext:value-type="float">
            <text:p>11,82</text:p>
          </table:table-cell>
          <table:table-cell office:value-type="float" office:value="0.068" calcext:value-type="float">
            <text:p>0,068</text:p>
          </table:table-cell>
          <table:table-cell office:value-type="float" office:value="20.1277237585399" calcext:value-type="float">
            <text:p>20,13</text:p>
          </table:table-cell>
          <table:table-cell office:value-type="float" office:value="0.104" calcext:value-type="float">
            <text:p>0,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4</text:p>
          </table:table-cell>
          <table:table-cell office:value-type="float" office:value="15.2659252874622" calcext:value-type="float">
            <text:p>15,27</text:p>
          </table:table-cell>
          <table:table-cell office:value-type="float" office:value="0.07" calcext:value-type="float">
            <text:p>0,07</text:p>
          </table:table-cell>
          <table:table-cell office:value-type="float" office:value="26.3515344866351" calcext:value-type="float">
            <text:p>26,35</text:p>
          </table:table-cell>
          <table:table-cell office:value-type="float" office:value="0.099" calcext:value-type="float">
            <text:p>0,0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5</text:p>
          </table:table-cell>
          <table:table-cell office:value-type="float" office:value="31.2541410829008" calcext:value-type="float">
            <text:p>31,25</text:p>
          </table:table-cell>
          <table:table-cell office:value-type="float" office:value="0.079" calcext:value-type="float">
            <text:p>0,079</text:p>
          </table:table-cell>
          <table:table-cell office:value-type="float" office:value="28.1064015819587" calcext:value-type="float">
            <text:p>28,11</text:p>
          </table:table-cell>
          <table:table-cell office:value-type="float" office:value="0.11" calcext:value-type="float">
            <text:p>0,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6</text:p>
          </table:table-cell>
          <table:table-cell office:value-type="float" office:value="18.2911244583712" calcext:value-type="float">
            <text:p>18,29</text:p>
          </table:table-cell>
          <table:table-cell office:value-type="float" office:value="0.083" calcext:value-type="float">
            <text:p>0,083</text:p>
          </table:table-cell>
          <table:table-cell office:value-type="float" office:value="21.6920697628562" calcext:value-type="float">
            <text:p>21,69</text:p>
          </table:table-cell>
          <table:table-cell office:value-type="float" office:value="0.107" calcext:value-type="float">
            <text:p>0,1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1</text:p>
          </table:table-cell>
          <table:table-cell office:value-type="float" office:value="17.6178278757126" calcext:value-type="float">
            <text:p>17,62</text:p>
          </table:table-cell>
          <table:table-cell office:value-type="float" office:value="0.114" calcext:value-type="float">
            <text:p>0,114</text:p>
          </table:table-cell>
          <table:table-cell office:value-type="float" office:value="21.0256887853488" calcext:value-type="float">
            <text:p>21,03</text:p>
          </table:table-cell>
          <table:table-cell office:value-type="float" office:value="0.321" calcext:value-type="float">
            <text:p>0,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21.5087151225785" calcext:value-type="float">
            <text:p>21,51</text:p>
          </table:table-cell>
          <table:table-cell office:value-type="float" office:value="0.126" calcext:value-type="float">
            <text:p>0,126</text:p>
          </table:table-cell>
          <table:table-cell office:value-type="float" office:value="24.5654342426057" calcext:value-type="float">
            <text:p>24,57</text:p>
          </table:table-cell>
          <table:table-cell office:value-type="float" office:value="0.303" calcext:value-type="float">
            <text:p>0,3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3</text:p>
          </table:table-cell>
          <table:table-cell office:value-type="float" office:value="23.5039605530591" calcext:value-type="float">
            <text:p>23,50</text:p>
          </table:table-cell>
          <table:table-cell office:value-type="float" office:value="0.143" calcext:value-type="float">
            <text:p>0,143</text:p>
          </table:table-cell>
          <table:table-cell office:value-type="float" office:value="26.902027239318" calcext:value-type="float">
            <text:p>26,90</text:p>
          </table:table-cell>
          <table:table-cell office:value-type="float" office:value="0.269" calcext:value-type="float">
            <text:p>0,2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4</text:p>
          </table:table-cell>
          <table:table-cell office:value-type="float" office:value="27.2464385824755" calcext:value-type="float">
            <text:p>27,25</text:p>
          </table:table-cell>
          <table:table-cell office:value-type="float" office:value="0.137" calcext:value-type="float">
            <text:p>0,137</text:p>
          </table:table-cell>
          <table:table-cell office:value-type="float" office:value="25.254902900439" calcext:value-type="float">
            <text:p>25,25</text:p>
          </table:table-cell>
          <table:table-cell office:value-type="float" office:value="0.263" calcext:value-type="float">
            <text:p>0,2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5</text:p>
          </table:table-cell>
          <table:table-cell office:value-type="float" office:value="26.5764851001497" calcext:value-type="float">
            <text:p>26,58</text:p>
          </table:table-cell>
          <table:table-cell office:value-type="float" office:value="0.144" calcext:value-type="float">
            <text:p>0,144</text:p>
          </table:table-cell>
          <table:table-cell office:value-type="float" office:value="27.4787125885363" calcext:value-type="float">
            <text:p>27,48</text:p>
          </table:table-cell>
          <table:table-cell office:value-type="float" office:value="0.252" calcext:value-type="float">
            <text:p>0,2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26.9737913995042" calcext:value-type="float">
            <text:p>26,97</text:p>
          </table:table-cell>
          <table:table-cell office:value-type="float" office:value="0.157" calcext:value-type="float">
            <text:p>0,157</text:p>
          </table:table-cell>
          <table:table-cell office:value-type="float" office:value="21.6639308571014" calcext:value-type="float">
            <text:p>21,66</text:p>
          </table:table-cell>
          <table:table-cell office:value-type="float" office:value="0.219" calcext:value-type="float">
            <text:p>0,2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31.572633856394" calcext:value-type="float">
            <text:p>31,57</text:p>
          </table:table-cell>
          <table:table-cell office:value-type="float" office:value="0.183" calcext:value-type="float">
            <text:p>0,183</text:p>
          </table:table-cell>
          <table:table-cell office:value-type="float" office:value="30.8089601440994" calcext:value-type="float">
            <text:p>30,81</text:p>
          </table:table-cell>
          <table:table-cell office:value-type="float" office:value="0.21" calcext:value-type="float">
            <text:p>0,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29.3509327195572" calcext:value-type="float">
            <text:p>29,35</text:p>
          </table:table-cell>
          <table:table-cell office:value-type="float" office:value="0.192" calcext:value-type="float">
            <text:p>0,192</text:p>
          </table:table-cell>
          <table:table-cell office:value-type="float" office:value="38.1421933079959" calcext:value-type="float">
            <text:p>38,14</text:p>
          </table:table-cell>
          <table:table-cell office:value-type="float" office:value="0.243" calcext:value-type="float">
            <text:p>0,2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32.461774485249" calcext:value-type="float">
            <text:p>32,46</text:p>
          </table:table-cell>
          <table:table-cell office:value-type="float" office:value="0.183" calcext:value-type="float">
            <text:p>0,183</text:p>
          </table:table-cell>
          <table:table-cell office:value-type="float" office:value="29.8578814782308" calcext:value-type="float">
            <text:p>29,86</text:p>
          </table:table-cell>
          <table:table-cell office:value-type="float" office:value="0.215" calcext:value-type="float">
            <text:p>0,2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6.6201406795291" calcext:value-type="float">
            <text:p>16,62</text:p>
          </table:table-cell>
          <table:table-cell office:value-type="float" office:value="0.226" calcext:value-type="float">
            <text:p>0,226</text:p>
          </table:table-cell>
          <table:table-cell office:value-type="float" office:value="23.0022102753498" calcext:value-type="float">
            <text:p>23,00</text:p>
          </table:table-cell>
          <table:table-cell office:value-type="float" office:value="0.538" calcext:value-type="float">
            <text:p>0,5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2</text:p>
          </table:table-cell>
          <table:table-cell office:value-type="float" office:value="26.3649563841013" calcext:value-type="float">
            <text:p>26,36</text:p>
          </table:table-cell>
          <table:table-cell office:value-type="float" office:value="0.311" calcext:value-type="float">
            <text:p>0,311</text:p>
          </table:table-cell>
          <table:table-cell office:value-type="float" office:value="26.8286912427424" calcext:value-type="float">
            <text:p>26,83</text:p>
          </table:table-cell>
          <table:table-cell office:value-type="float" office:value="0.492" calcext:value-type="float">
            <text:p>0,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3</text:p>
          </table:table-cell>
          <table:table-cell office:value-type="float" office:value="26.2723003988915" calcext:value-type="float">
            <text:p>26,27</text:p>
          </table:table-cell>
          <table:table-cell office:value-type="float" office:value="0.264" calcext:value-type="float">
            <text:p>0,264</text:p>
          </table:table-cell>
          <table:table-cell office:value-type="float" office:value="24.5046101437168" calcext:value-type="float">
            <text:p>24,50</text:p>
          </table:table-cell>
          <table:table-cell office:value-type="float" office:value="0.448" calcext:value-type="float">
            <text:p>0,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4</text:p>
          </table:table-cell>
          <table:table-cell office:value-type="float" office:value="22.2063529979508" calcext:value-type="float">
            <text:p>22,21</text:p>
          </table:table-cell>
          <table:table-cell office:value-type="float" office:value="0.278" calcext:value-type="float">
            <text:p>0,278</text:p>
          </table:table-cell>
          <table:table-cell office:value-type="float" office:value="24.9690390953501" calcext:value-type="float">
            <text:p>24,97</text:p>
          </table:table-cell>
          <table:table-cell office:value-type="float" office:value="0.455" calcext:value-type="float">
            <text:p>0,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26.906903380535" calcext:value-type="float">
            <text:p>26,91</text:p>
          </table:table-cell>
          <table:table-cell office:value-type="float" office:value="0.607" calcext:value-type="float">
            <text:p>0,607</text:p>
          </table:table-cell>
          <table:table-cell office:value-type="float" office:value="30.0973551156008" calcext:value-type="float">
            <text:p>30,10</text:p>
          </table:table-cell>
          <table:table-cell office:value-type="float" office:value="1.526" calcext:value-type="float">
            <text:p>1,5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30.1793714393641" calcext:value-type="float">
            <text:p>30,18</text:p>
          </table:table-cell>
          <table:table-cell office:value-type="float" office:value="0.635" calcext:value-type="float">
            <text:p>0,635</text:p>
          </table:table-cell>
          <table:table-cell office:value-type="float" office:value="33.298494514603" calcext:value-type="float">
            <text:p>33,30</text:p>
          </table:table-cell>
          <table:table-cell office:value-type="float" office:value="1.456" calcext:value-type="float">
            <text:p>1,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25.3844040027619" calcext:value-type="float">
            <text:p>25,38</text:p>
          </table:table-cell>
          <table:table-cell office:value-type="float" office:value="0.613" calcext:value-type="float">
            <text:p>0,613</text:p>
          </table:table-cell>
          <table:table-cell office:value-type="float" office:value="31.9957418807398" calcext:value-type="float">
            <text:p>32,00</text:p>
          </table:table-cell>
          <table:table-cell office:value-type="float" office:value="1.478" calcext:value-type="float">
            <text:p>1,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4</text:p>
          </table:table-cell>
          <table:table-cell office:value-type="float" office:value="26.8225495560518" calcext:value-type="float">
            <text:p>26,82</text:p>
          </table:table-cell>
          <table:table-cell office:value-type="float" office:value="0.714" calcext:value-type="float">
            <text:p>0,714</text:p>
          </table:table-cell>
          <table:table-cell office:value-type="float" office:value="35.5756932341545" calcext:value-type="float">
            <text:p>35,58</text:p>
          </table:table-cell>
          <table:table-cell office:value-type="float" office:value="1.469" calcext:value-type="float">
            <text:p>1,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5</text:p>
          </table:table-cell>
          <table:table-cell office:value-type="float" office:value="30.3546174161844" calcext:value-type="float">
            <text:p>30,35</text:p>
          </table:table-cell>
          <table:table-cell office:value-type="float" office:value="0.733" calcext:value-type="float">
            <text:p>0,733</text:p>
          </table:table-cell>
          <table:table-cell office:value-type="float" office:value="31.3960262665933" calcext:value-type="float">
            <text:p>31,40</text:p>
          </table:table-cell>
          <table:table-cell office:value-type="float" office:value="1.581" calcext:value-type="float">
            <text:p>1,5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24.5849765302867" calcext:value-type="float">
            <text:p>24,58</text:p>
          </table:table-cell>
          <table:table-cell office:value-type="float" office:value="0.476" calcext:value-type="float">
            <text:p>0,476</text:p>
          </table:table-cell>
          <table:table-cell office:value-type="float" office:value="28.2832103492709" calcext:value-type="float">
            <text:p>28,28</text:p>
          </table:table-cell>
          <table:table-cell office:value-type="float" office:value="0.529" calcext:value-type="float">
            <text:p>0,5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27.7365695979189" calcext:value-type="float">
            <text:p>27,74</text:p>
          </table:table-cell>
          <table:table-cell office:value-type="float" office:value="0.38" calcext:value-type="float">
            <text:p>0,38</text:p>
          </table:table-cell>
          <table:table-cell office:value-type="float" office:value="30.0552316425743" calcext:value-type="float">
            <text:p>30,06</text:p>
          </table:table-cell>
          <table:table-cell office:value-type="float" office:value="1.187" calcext:value-type="float">
            <text:p>1,1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23.3605930914465" calcext:value-type="float">
            <text:p>23,36</text:p>
          </table:table-cell>
          <table:table-cell office:value-type="float" office:value="0.462" calcext:value-type="float">
            <text:p>0,462</text:p>
          </table:table-cell>
          <table:table-cell office:value-type="float" office:value="25.239916209412" calcext:value-type="float">
            <text:p>25,24</text:p>
          </table:table-cell>
          <table:table-cell office:value-type="float" office:value="0.563" calcext:value-type="float">
            <text:p>0,5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33.6611889282979" calcext:value-type="float">
            <text:p>33,66</text:p>
          </table:table-cell>
          <table:table-cell office:value-type="float" office:value="0.433" calcext:value-type="float">
            <text:p>0,433</text:p>
          </table:table-cell>
          <table:table-cell office:value-type="float" office:value="32.3517467995136" calcext:value-type="float">
            <text:p>32,35</text:p>
          </table:table-cell>
          <table:table-cell office:value-type="float" office:value="0.827" calcext:value-type="float">
            <text:p>0,8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27.9495552696903" calcext:value-type="float">
            <text:p>27,95</text:p>
          </table:table-cell>
          <table:table-cell office:value-type="float" office:value="0.826" calcext:value-type="float">
            <text:p>0,826</text:p>
          </table:table-cell>
          <table:table-cell office:value-type="float" office:value="32.3011784088197" calcext:value-type="float">
            <text:p>32,30</text:p>
          </table:table-cell>
          <table:table-cell office:value-type="float" office:value="0.967" calcext:value-type="float">
            <text:p>0,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30.2805065289413" calcext:value-type="float">
            <text:p>30,28</text:p>
          </table:table-cell>
          <table:table-cell office:value-type="float" office:value="0.642" calcext:value-type="float">
            <text:p>0,642</text:p>
          </table:table-cell>
          <table:table-cell office:value-type="float" office:value="32.0547232974929" calcext:value-type="float">
            <text:p>32,05</text:p>
          </table:table-cell>
          <table:table-cell office:value-type="float" office:value="1.214" calcext:value-type="float">
            <text:p>1,2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26.0851801905415" calcext:value-type="float">
            <text:p>26,09</text:p>
          </table:table-cell>
          <table:table-cell office:value-type="float" office:value="0.68" calcext:value-type="float">
            <text:p>0,68</text:p>
          </table:table-cell>
          <table:table-cell office:value-type="float" office:value="25.9997505476687" calcext:value-type="float">
            <text:p>26,00</text:p>
          </table:table-cell>
          <table:table-cell office:value-type="float" office:value="1.323" calcext:value-type="float">
            <text:p>1,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28.6766306340453" calcext:value-type="float">
            <text:p>28,68</text:p>
          </table:table-cell>
          <table:table-cell office:value-type="float" office:value="0.667" calcext:value-type="float">
            <text:p>0,667</text:p>
          </table:table-cell>
          <table:table-cell office:value-type="float" office:value="29.8678566281915" calcext:value-type="float">
            <text:p>29,87</text:p>
          </table:table-cell>
          <table:table-cell office:value-type="float" office:value="1.011" calcext:value-type="float">
            <text:p>1,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38.4205275162068" calcext:value-type="float">
            <text:p>38,42</text:p>
          </table:table-cell>
          <table:table-cell office:value-type="float" office:value="0.888" calcext:value-type="float">
            <text:p>0,888</text:p>
          </table:table-cell>
          <table:table-cell office:value-type="float" office:value="34.8652595643961" calcext:value-type="float">
            <text:p>34,87</text:p>
          </table:table-cell>
          <table:table-cell office:value-type="float" office:value="1.241" calcext:value-type="float">
            <text:p>1,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</text:p>
          </table:table-cell>
          <table:table-cell office:value-type="float" office:value="34.9379744391636" calcext:value-type="float">
            <text:p>34,94</text:p>
          </table:table-cell>
          <table:table-cell office:value-type="float" office:value="0.781" calcext:value-type="float">
            <text:p>0,781</text:p>
          </table:table-cell>
          <table:table-cell office:value-type="float" office:value="38.373454874765" calcext:value-type="float">
            <text:p>38,37</text:p>
          </table:table-cell>
          <table:table-cell office:value-type="float" office:value="1.199" calcext:value-type="float">
            <text:p>1,19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4" loext:min-decimal-places="14" number:min-integer-digits="1"/>
    </number:number-style>
    <number:number-style style:name="N106">
      <number:number number:decimal-places="12" loext:min-decimal-places="12"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2:06:49.319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0T12:09:35.852000000</dc:date>
    <meta:editing-duration>PT20M22S</meta:editing-duration>
    <meta:editing-cycles>3</meta:editing-cycles>
    <meta:generator>LibreOffice/5.3.4.2$Windows_x86 LibreOffice_project/f82d347ccc0be322489bf7da61d7e4ad13fe2ff3</meta:generator>
    <meta:document-statistic meta:table-count="1" meta:cell-count="324" meta:object-count="0"/>
  </office:meta>
</office:document-meta>
</file>